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text-properties fo:font-size="16pt" fo:font-weight="bold" officeooo:rsid="000f85cb" officeooo:paragraph-rsid="000f85cb" style:font-size-asian="16pt" style:font-weight-asian="bold" style:font-size-complex="16pt" style:font-weight-complex="bold"/>
    </style:style>
    <style:style style:name="P3" style:family="paragraph" style:parent-style-name="Text_20_body">
      <style:paragraph-properties fo:text-align="justify" style:justify-single-word="false"/>
    </style:style>
    <style:style style:name="P4" style:family="paragraph" style:parent-style-name="Text_20_body" style:list-style-name="L1"/>
    <style:style style:name="P5" style:family="paragraph" style:parent-style-name="Text_20_body" style:list-style-name="L1">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28"/>ARTIFITIAL INTELLIGENCE</text:p>
      <text:p text:style-name="P3">Artificial intelligence (AI) is being pegged as the new electricity, a technology that could end up transforming almost every element of human endeavour. It is just that, for now, the jury is out on whether it would be for the best or worst. That is because some of the scenarios possible here, with machines learning enough for their artificial intelligence to unyoke from their human-engineered, data-driven origins, could end up having apocalyptical results, or so we believe. But the obvious positives are driving almost every big tech company to go down this part.</text:p>
      <text:p text:style-name="P3">Everyone from Apple to <text:a xlink:type="simple" xlink:href="http://www.financialexpress.com/tag/google/" office:target-frame-name="_blank" xlink:show="new" text:style-name="Internet_20_link" text:visited-style-name="Visited_20_Internet_20_Link">Google</text:a> and <text:a xlink:type="simple" xlink:href="http://www.financialexpress.com/tag/microsoft/" office:target-frame-name="_blank" xlink:show="new" text:style-name="Internet_20_link" text:visited-style-name="Visited_20_Internet_20_Link">Microsoft</text:a> are already knee-deep into this new field, so much so that all of us regular consumers too are using AI on a daily basis, even though we don’t really realise it. For instance, I have, of late, been using an email client called Trove on the iPhone. The AI-based app knows which all mails are important to me and starts giving lesser importance to the mails I usually ignore. This filtering gets better over time, making email triage swift. There is even a tab of mails which is asking you a direct question and needs response soon. And as with most apps based on AI and making use of machine learning, this technology just gets better over time.</text:p>
      <text:p text:style-name="P3">But the one question that has been worrying everyone is whether this technology, which can evolve on its own, could end up turning rogue? To that effect, would it be a good idea to pass on this knowledge to more people? Andrew says the idea is to make the knowledge more systematic, which it is not at the moment, as this is still a very new segment. “Even electricity was used for bad things. Yes, this is a very powerful tool, and allows small groups of people to do things which they could not otherwise do. But I think most people will use it only for a positive outcome.”</text:p>
      <text:section text:style-name="Sect1" text:name="gpt_ad_FE_ROS_MEDIANET_AP_ATF_STORY">
        <text:p text:style-name="Text_20_body"/>
      </text:section>
      <text:p text:style-name="Text_20_body">Get live <text:a xlink:type="simple" xlink:href="https://www.financialexpress.com/market/stock-market/" office:target-frame-name="_blank" xlink:show="new" text:style-name="Internet_20_link" text:visited-style-name="Visited_20_Internet_20_Link">Stock Prices</text:a> from BSE and NSE and latest NAV, portfolio of <text:a xlink:type="simple" xlink:href="https://www.financialexpress.com/mutual-funds-india/" office:target-frame-name="_blank" xlink:show="new" text:style-name="Internet_20_link" text:visited-style-name="Visited_20_Internet_20_Link">Mutual Funds</text:a>, calculate your tax by <text:a xlink:type="simple" xlink:href="https://www.financialexpress.com/income-tax-calculator/" office:target-frame-name="_blank" xlink:show="new" text:style-name="Internet_20_link" text:visited-style-name="Visited_20_Internet_20_Link">Income Tax Calculator</text:a>, know market’s <text:a xlink:type="simple" xlink:href="https://www.financialexpress.com/market/stock-market/nse-top-gainers/" office:target-frame-name="_blank" xlink:show="new" text:style-name="Internet_20_link" text:visited-style-name="Visited_20_Internet_20_Link">Top Gainers</text:a>, <text:a xlink:type="simple" xlink:href="https://www.financialexpress.com/market/stock-market/nse-top-losers/" office:target-frame-name="_blank" xlink:show="new" text:style-name="Internet_20_link" text:visited-style-name="Visited_20_Internet_20_Link">Top Losers</text:a> &amp; <text:a xlink:type="simple" xlink:href="https://www.financialexpress.com/mutual-funds-india/equity-funds/" office:target-frame-name="_blank" xlink:show="new" text:style-name="Internet_20_link" text:visited-style-name="Visited_20_Internet_20_Link">Best Equity Funds</text:a>. Like us on <text:a xlink:type="simple" xlink:href="https://www.facebook.com/thefinancialexpress" office:target-frame-name="_blank" xlink:show="new" text:style-name="Internet_20_link" text:visited-style-name="Visited_20_Internet_20_Link">Facebook</text:a> and follow us on <text:a xlink:type="simple" xlink:href="https://twitter.com/FinancialXpress" office:target-frame-name="_blank" xlink:show="new" text:style-name="Internet_20_link" text:visited-style-name="Visited_20_Internet_20_Link">Twitter</text:a>.</text:p>
      <text:list xml:id="list7181505834004808297" text:style-name="L1">
        <text:list-item>
          <text:p text:style-name="P5"><text:a xlink:type="simple" xlink:href="https://www.financialexpress.com/" text:style-name="Internet_20_link" text:visited-style-name="Visited_20_Internet_20_Link">Home</text:a></text:p>
        </text:list-item>
        <text:list-item>
          <text:p text:style-name="P5"><text:a xlink:type="simple" xlink:href="https://www.financialexpress.com/india-news/" text:style-name="Internet_20_link" text:visited-style-name="Visited_20_Internet_20_Link">India News</text:a></text:p>
        </text:list-item>
        <text:list-item>
          <text:p text:style-name="P4"><text:a xlink:type="simple" xlink:href="https://www.financialexpress.com/india-news/artificial-intelligence-already-significant-part-of-our-tech-lives-yes-you-may-not-have-even-realised-it/841301/" text:style-name="Internet_20_link" text:visited-style-name="Visited_20_Internet_20_Link">Artificial intelligence already significant part of our tech lives? Yes you may not have even realised it</text:a></text:p>
        </text:list-item>
      </text:list>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17:35:42.168358678</meta:creation-date>
    <dc:date>2020-02-18T17:47:00.901510283</dc:date>
    <meta:editing-duration>PT41S</meta:editing-duration>
    <meta:editing-cycles>1</meta:editing-cycles>
    <meta:document-statistic meta:table-count="0" meta:image-count="0" meta:object-count="0" meta:page-count="1" meta:paragraph-count="8" meta:word-count="393" meta:character-count="2240" meta:non-whitespace-character-count="1830"/>
    <meta:generator>LibreOffice/5.1.6.2$Linux_X86_64 LibreOffice_project/10m0$Build-2</meta:generator>
  </office:meta>
</office:document-meta>
</file>